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6B00001F0300002A4ED8B84D768E71A5FD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10.4cm" svg:x="0cm" svg:y="0cm">
          <draw:image xlink:href="Pictures/2000006B00001F0300002A4ED8B84D768E71A5F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0:51:51.378000000</meta:creation-date>
    <dc:date>2016-01-04T14:11:58.881000000</dc:date>
    <meta:editing-duration>PT4M27S</meta:editing-duration>
    <meta:editing-cycles>4</meta:editing-cycles>
    <meta:generator>LibreOffice/5.0.4.2$Windows_X86_64 LibreOffice_project/2b9802c1994aa0b7dc6079e128979269cf95bc78</meta:generator>
    <meta:document-statistic meta:object-count="1"/>
  </office:meta>
</office:document-meta>
</file>